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" svg:font-family="Arial" style:font-pitch="variable"/>
    <style:font-face style:name="Tahoma" svg:font-family="Tahoma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W-Kai" svg:font-family="TW-Kai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4f81bd" draw:fill-gradient-name="Gradient_20_1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4cm" fo:min-width="5.427cm" fo:padding-top="0.125cm" fo:padding-bottom="0.125cm" fo:padding-left="0.25cm" fo:padding-right="0.25cm" fo:wrap-option="wrap" draw:shadow-color="#808080"/>
      <style:paragraph-properties style:writing-mode="lr-tb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4.332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.142cm" fo:min-width="11.561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4cm" fo:min-width="5.427cm" fo:padding-top="0.125cm" fo:padding-bottom="0.125cm" fo:padding-left="0.25cm" fo:padding-right="0.25cm" fo:wrap-option="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pr1" style:family="presentation" style:parent-style-name="Predeterminado-notes">
      <style:graphic-properties draw:stroke="none" draw:fill="none" draw:fill-color="#ffffff" draw:textarea-horizontal-align="justify" draw:textarea-vertical-align="middle" fo:min-height="12.572cm" draw:shadow-color="#808080"/>
      <style:paragraph-properties style:writing-mode="lr-tb"/>
    </style:style>
    <style:style style:name="pr2" style:family="presentation" style:parent-style-name="Titular1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3" style:family="presentation" style:parent-style-name="Titular1-notes">
      <style:graphic-properties draw:stroke="none" draw:fill="none" draw:fill-color="#ffffff" draw:textarea-horizontal-align="justify" draw:textarea-vertical-align="middle" fo:min-height="12.572cm" draw:shadow-color="#808080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 style:line-break="strict" style:writing-mode="lr-tb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line-break="strict"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simple" style:line-break="strict" style:writing-mode="lr-tb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strict" style:writing-mode="lr-tb" style:font-independent-line-spacing="true"/>
    </style:style>
    <style:style style:name="T1" style:family="text">
      <style:text-properties fo:color="#fdfd3d" style:text-position="0% 100%" style:font-name="Calibri" fo:font-size="20pt" fo:language="es" fo:country="ES" style:font-size-asian="20pt" style:language-asian="es" style:country-asian="ES" style:font-size-complex="20pt" style:language-complex="es" style:country-complex="ES"/>
    </style:style>
    <style:style style:name="T2" style:family="text">
      <style:text-properties fo:color="#ff0000" style:text-position="0% 100%" style:font-name="Century Schoolbook" fo:font-size="48pt" fo:language="es" fo:country="ES" fo:font-style="italic" style:text-underline-style="solid" style:text-underline-width="auto" style:text-underline-color="font-color" fo:font-weight="bold" style:font-size-asian="48pt" style:language-asian="es" style:country-asian="ES" style:font-style-asian="italic" style:font-weight-asian="bold" style:font-size-complex="48pt" style:language-complex="es" style:country-complex="ES" style:font-style-complex="italic" style:font-weight-complex="bold"/>
    </style:style>
    <style:style style:name="T3" style:family="text">
      <style:text-properties fo:color="#ffff00" style:text-position="0% 100%" style:font-name="Arial" fo:font-size="36pt" fo:language="es" fo:country="ES" style:font-size-asian="36pt" style:language-asian="es" style:country-asian="ES" style:font-size-complex="36pt" style:language-complex="es" style:country-complex="ES"/>
    </style:style>
    <style:style style:name="T4" style:family="text">
      <style:text-properties fo:color="#ffff66" style:text-position="0% 100%" style:font-name="Arial" fo:font-size="40pt" fo:language="es" fo:country="ES" style:font-size-asian="40pt" style:language-asian="es" style:country-asian="ES" style:font-size-complex="40pt" style:language-complex="es" style:country-complex="E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Predeterminado">
        <draw:custom-shape draw:style-name="gr1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927/2"/>
            <draw:equation draw:name="f1" draw:formula="1014/2"/>
            <draw:equation draw:name="f2" draw:formula="1014"/>
            <draw:equation draw:name="f3" draw:formula="5927"/>
          </draw:enhanced-geometry>
        </draw:custom-shape>
        <draw:custom-shape draw:style-name="gr3" draw:text-style-name="P4" draw:layer="layout" svg:width="22.86cm" svg:height="4.586cm" svg:x="1.27cm" svg:y="7.232cm">
          <text:list text:style-name="L1">
            <text:list-header>
              <text:p text:style-name="P3"><text:span text:style-name="T2">CELEBRAD A CRIS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12.061cm" svg:height="1.402cm" svg:x="10.442cm" svg:y="15.725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8.622cm" svg:height="10.478cm" svg:x="1.482cm" svg:y="2.121cm" draw:page-number="1" presentation:class="page"/>
          <draw:frame presentation:style-name="pr1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2" draw:style-name="dp1" draw:master-page-name="Predeterminado">
        <draw:custom-shape draw:style-name="gr5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8" draw:layer="layout" svg:width="22.86cm" svg:height="3.175cm" svg:x="1.27cm" svg:y="7.938cm">
          <text:list text:style-name="L1">
            <text:list-header>
              <text:p text:style-name="P7"><text:span text:style-name="T3">CELEBRAD A CRISTO, CELEBRAD </text:span><text:span text:style-name="T3"><text:line-break/></text:span><text:span text:style-name="T3">CELEBRAD A CRISTO, CELEBRAD</text:span><text:span text:style-name="T3"><text:line-break/></text:span><text:span text:style-name="T3">CELEBRAD A CRISTO, CELEBRAD </text:span><text:span text:style-name="T3"><text:line-break/></text:span><text:span text:style-name="T3">CELEBRAD A CRISTO, CELEBRAD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927/2"/>
            <draw:equation draw:name="f1" draw:formula="1014/2"/>
            <draw:equation draw:name="f2" draw:formula="1014"/>
            <draw:equation draw:name="f3" draw:formula="5927"/>
          </draw:enhanced-geometry>
        </draw:custom-shape>
        <draw:custom-shape draw:style-name="gr4" draw:text-style-name="P5" draw:layer="layout" svg:width="12.061cm" svg:height="1.402cm" svg:x="10.442cm" svg:y="15.725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8.622cm" svg:height="10.478cm" svg:x="1.482cm" svg:y="2.121cm" draw:page-number="2" presentation:class="page"/>
          <draw:frame presentation:style-name="pr1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3" draw:style-name="dp1" draw:master-page-name="Titular1" presentation:presentation-page-layout-name="AL1T11">
        <draw:frame presentation:style-name="pr2" draw:text-style-name="P5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7"><text:span text:style-name="T4">RESUCITO, RESUCITO</text:span><text:span text:style-name="T4"><text:line-break/></text:span><text:span text:style-name="T4">Y EL VIVE PARA SIEMPRE</text:span><text:span text:style-name="T4"><text:line-break/></text:span><text:span text:style-name="T4">RESUCITO RESUCITO</text:span><text:span text:style-name="T4"><text:line-break/></text:span><text:span text:style-name="T4">Y EL VIVE PARA SIEMPRE</text:span></text:p>
              </text:list-header>
            </text:list>
          </draw:text-box>
        </draw:frame>
        <draw:custom-shape draw:style-name="gr4" draw:text-style-name="P5" draw:layer="layout" svg:width="12.061cm" svg:height="1.402cm" svg:x="10.442cm" svg:y="15.725cm">
          <text:p/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8.622cm" svg:height="10.478cm" svg:x="1.482cm" svg:y="2.121cm" draw:page-number="3" presentation:class="page"/>
          <draw:frame presentation:style-name="pr3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4" draw:style-name="dp1" draw:master-page-name="Titular1" presentation:presentation-page-layout-name="AL1T11">
        <draw:frame presentation:style-name="pr2" draw:text-style-name="P5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7"><text:span text:style-name="T4">VAMOS A CELEBRAR</text:span><text:span text:style-name="T4"><text:line-break/></text:span><text:span text:style-name="T4">VAMOS A CELEBRAR</text:span><text:span text:style-name="T4"><text:line-break/></text:span><text:span text:style-name="T4">VAMOS A CELEBRA <text:s text:c="20"/>EL SEÑOR RESUCITO</text:span></text:p>
              </text:list-header>
            </text:list>
          </draw:text-box>
        </draw:frame>
        <draw:custom-shape draw:style-name="gr4" draw:text-style-name="P5" draw:layer="layout" svg:width="12.061cm" svg:height="1.402cm" svg:x="10.442cm" svg:y="15.725cm">
          <text:p/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3cm" svg:x="3.81cm" svg:y="2.121cm" draw:page-number="4" presentation:class="page"/>
          <draw:frame presentation:style-name="pr3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pitch="variable"/>
    <style:font-face style:name="Tahoma" svg:font-family="Tahoma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W-Kai" svg:font-family="TW-Kai" style:font-family-generic="system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0000ff" draw:end-color="#4f81bd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C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Tahoma" style:font-family-asian="Tahoma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gradient" draw:fill-color="#4f81bd" draw:fill-gradient-name="Gradient_20_1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Tahoma" style:font-family-asian="Tahoma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Tahoma1" style:font-family-asian="Tahoma" style:font-family-generic-asian="system" style:font-pitch-asian="variable" style:font-size-asian="12pt" style:font-style-asian="normal" style:font-weight-asian="normal" style:font-name-complex="TW-Kai" style:font-family-complex="TW-Ka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Predeterminad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3%" fo:text-align="end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cc3300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fo:background-color="transparent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401cm" fo:margin-bottom="0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Tahoma" style:font-family-asian="Tahoma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.299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.202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0pt" fo:font-style="normal" fo:text-shadow="none" style:text-underline-style="none" fo:font-weight="normal" fo:background-color="transparent" style:font-name-asian="Tahoma" style:font-family-asian="Tahoma" style:font-pitch-asian="variable" style:font-size-asian="40pt" style:font-style-asian="normal" style:font-weight-asian="normal" style:font-name-complex="Tahoma" style:font-family-complex="Tahoma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ular1-background" style:family="presentation">
      <style:graphic-properties draw:stroke="none" draw:fill="gradient" draw:fill-color="#4f81bd" draw:fill-gradient-name="Gradient_20_1" draw:textarea-horizontal-align="center" draw:textarea-vertical-align="middle" draw:shadow-color="#808080"/>
      <style:paragraph-properties fo:text-align="center"/>
    </style:style>
    <style:style style:name="Titular1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/>
      <style:text-properties style:letter-kerning="true"/>
    </style:style>
    <style:style style:name="Titular1-notes" style:family="presentation">
      <style:graphic-properties draw:stroke="none" draw:fill="none">
        <text:list-style style:name="Titular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Tahoma1" style:font-family-asian="Tahoma" style:font-family-generic-asian="system" style:font-pitch-asian="variable" style:font-size-asian="12pt" style:font-style-asian="normal" style:font-weight-asian="normal" style:font-name-complex="TW-Kai" style:font-family-complex="TW-Ka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ular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Titular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3%" fo:text-align="end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cc3300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ular1-outline2" style:family="presentation" style:parent-style-name="Titular1-outline1">
      <style:graphic-properties>
        <text:list-style style:name="Titular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401cm" fo:margin-bottom="0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Tahoma" style:font-family-asian="Tahoma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Titular1-outline3" style:family="presentation" style:parent-style-name="Titular1-outline2">
      <style:paragraph-properties fo:margin-left="3.175cm" fo:margin-right="0cm" fo:margin-top="0.299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Titular1-outline4" style:family="presentation" style:parent-style-name="Titular1-outline3">
      <style:paragraph-properties fo:margin-left="4.445cm" fo:margin-right="0cm" fo:margin-top="0.202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Titular1-outline5" style:family="presentation" style:parent-style-name="Titular1-outline4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Titular1-outline6" style:family="presentation" style:parent-style-name="Titular1-outline5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Titular1-outline7" style:family="presentation" style:parent-style-name="Titular1-outline6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Titular1-outline8" style:family="presentation" style:parent-style-name="Titular1-outline7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Titular1-outline9" style:family="presentation" style:parent-style-name="Titular1-outline8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Titular1-subtitle" style:family="presentation">
      <style:graphic-properties draw:stroke="none" draw:fill="none" draw:textarea-vertical-align="middle">
        <text:list-style style:name="Titular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ular1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ular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0pt" fo:font-style="normal" fo:text-shadow="none" style:text-underline-style="none" fo:font-weight="normal" style:letter-kerning="true" fo:background-color="transparent" style:font-name-asian="Tahoma" style:font-family-asian="Tahoma" style:font-pitch-asian="variable" style:font-size-asian="40pt" style:font-style-asian="normal" style:font-weight-asian="normal" style:font-name-complex="Tahoma" style:font-family-complex="Tahoma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4f81bd" draw:fill-gradient-name="Gradient_20_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pr1" style:family="presentation" style:parent-style-name="Titular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" style:family="presentation" style:parent-style-name="Titular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3" style:family="presentation" style:parent-style-name="Titular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4" style:family="presentation" style:parent-style-name="Titular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indent="0cm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margin-top="0cm" fo:margin-bottom="0cm" fo:line-height="100%" fo:text-indent="0cm" style:line-break="strict" style:writing-mode="lr-tb" style:font-independent-line-spacing="true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end" fo:text-indent="0cm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line-break="strict" style:writing-mode="lr-tb" style:font-independent-line-spacing="true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style:paragraph-properties fo:margin-left="0cm" fo:margin-right="0cm" fo:line-height="93%" fo:text-indent="0cm" style:line-break="strict"/>
    </style:style>
    <style:style style:name="MP12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93%" fo:text-align="end" fo:text-indent="0cm" style:line-break="strict"/>
    </style:style>
    <style:style style:name="MP14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color="#8b8b8b" style:text-position="0% 100%" style:font-name="Times New Roman" fo:font-size="12pt" fo:language="es" fo:country="ES" style:font-size-asian="12pt" style:language-asian="es" style:country-asian="ES" style:font-size-complex="12pt" style:language-complex="es" style:country-complex="ES"/>
    </style:style>
    <style:style style:name="MT2" style:family="text">
      <style:text-properties fo:color="#fdfd3d" style:text-position="0% 100%" style:font-name="Calibri" fo:font-size="20pt" fo:language="es" fo:country="ES" style:font-size-asian="20pt" style:language-asian="es" style:country-asian="ES" style:font-size-complex="20pt" style:language-complex="es" style:country-complex="ES"/>
    </style:style>
    <style:style style:name="MT3" style:family="text">
      <style:text-properties fo:color="#000000" style:font-name="Times New Roman" fo:font-size="14pt" fo:language="es" fo:country="EC" style:font-size-asian="14pt" style:language-asian="es" style:country-asian="EC" style:font-size-complex="14pt" style:language-complex="es" style:country-complex="EC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outline1" draw:layer="backgroundobjects" svg:width="12.056cm" svg:height="1.398cm" svg:x="10.442cm" svg:y="15.725cm" presentation:class="outline" presentation:placeholder="true">
        <draw:text-box/>
      </draw:frame>
      <draw:frame presentation:style-name="Predeterminado-title" draw:layer="backgroundobjects" svg:width="22.856cm" svg:height="3.17cm" svg:x="1.27cm" svg:y="7.938cm" presentation:class="title" presentation:placeholder="true">
        <draw:text-box/>
      </draw:frame>
      <draw:frame draw:style-name="Mgr3" draw:text-style-name="MP6" draw:layer="backgroundobjects" svg:width="5.922cm" svg:height="1.009cm" svg:x="1.27cm" svg:y="17.656cm" presentation:class="date-time">
        <draw:text-box>
          <text:list text:style-name="ML1">
            <text:list-header>
              <text:p text:style-name="MP5"><text:span text:style-name="MT1">10/06/2020</text:span></text:p>
            </text:list-header>
          </text:list>
        </draw:text-box>
      </draw:frame>
      <draw:custom-shape draw:style-name="Mgr4" draw:text-style-name="MP7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draw:style-name="Mgr5" draw:text-style-name="MP9" draw:layer="backgroundobjects" svg:width="5.922cm" svg:height="1.009cm" svg:x="16.501cm" svg:y="17.656cm" presentation:class="page-number">
        <draw:text-box>
          <text:list text:style-name="ML1">
            <text:list-header>
              <text:p text:style-name="MP8"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21.59cm" svg:height="27.94cm" svg:x="0cm" svg:y="0cm">
          <text:p/>
        </draw:rect>
        <draw:page-thumbnail presentation:style-name="Predeterminado-title" draw:layer="backgroundobjects" svg:width="18.618cm" svg:height="10.473cm" svg:x="1.482cm" svg:y="2.12cm" presentation:class="page"/>
        <draw:frame presentation:style-name="Predeterminado-notes" draw:layer="backgroundobjects" svg:width="17.268cm" svg:height="12.568cm" svg:x="2.161cm" svg:y="13.269cm" presentation:class="notes" presentation:placeholder="true">
          <draw:text-box/>
        </draw:frame>
        <draw:frame draw:style-name="Mgr7" draw:text-style-name="MP12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8" draw:text-style-name="MP14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13"><text:span text:style-name="MT3"><presentation:date-time/></text:span></text:p>
              </text:list-header>
            </text:list>
          </draw:text-box>
        </draw:frame>
        <draw:frame draw:style-name="Mgr9" draw:text-style-name="MP12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0" draw:text-style-name="MP14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13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itular1" style:page-layout-name="PM1" draw:style-name="Mdp1">
      <draw:frame presentation:style-name="Titular1-title" draw:layer="backgroundobjects" svg:width="22.856cm" svg:height="3.17cm" svg:x="1.27cm" svg:y="7.938cm" presentation:class="title" presentation:placeholder="true">
        <draw:text-box/>
      </draw:frame>
      <draw:frame presentation:style-name="Titular1-outline1" draw:layer="backgroundobjects" svg:width="12.056cm" svg:height="1.398cm" svg:x="10.442cm" svg:y="15.725cm" presentation:class="outline" presentation:placeholder="true">
        <draw:text-box/>
      </draw:frame>
      <draw:frame draw:style-name="Mgr11" draw:text-style-name="MP6" draw:layer="backgroundobjects" svg:width="5.922cm" svg:height="1.009cm" svg:x="1.27cm" svg:y="17.656cm" presentation:class="date-time">
        <draw:text-box>
          <text:list text:style-name="ML1">
            <text:list-header>
              <text:p text:style-name="MP5"><text:span text:style-name="MT1">10/06/2020</text:span></text:p>
            </text:list-header>
          </text:list>
        </draw:text-box>
      </draw:frame>
      <draw:custom-shape draw:style-name="Mgr4" draw:text-style-name="MP7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draw:style-name="Mgr12" draw:text-style-name="MP9" draw:layer="backgroundobjects" svg:width="5.922cm" svg:height="1.009cm" svg:x="16.501cm" svg:y="17.656cm" presentation:class="page-number">
        <draw:text-box>
          <text:list text:style-name="ML1">
            <text:list-header>
              <text:p text:style-name="MP8"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21.59cm" svg:height="27.94cm" svg:x="0cm" svg:y="0cm">
          <text:p/>
        </draw:rect>
        <draw:page-thumbnail presentation:style-name="Titular1-title" draw:layer="backgroundobjects" svg:width="18.618cm" svg:height="10.473cm" svg:x="1.482cm" svg:y="2.12cm" presentation:class="page"/>
        <draw:frame presentation:style-name="Titular1-notes" draw:layer="backgroundobjects" svg:width="17.268cm" svg:height="12.568cm" svg:x="2.161cm" svg:y="13.269cm" presentation:class="notes" presentation:placeholder="true">
          <draw:text-box/>
        </draw:frame>
        <draw:frame presentation:style-name="Mpr1" draw:text-style-name="MP12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13"><text:span text:style-name="MT3"><presentation:date-time/></text:span></text:p>
              </text:list-header>
            </text:list>
          </draw:text-box>
        </draw:frame>
        <draw:frame presentation:style-name="Mpr3" draw:text-style-name="MP12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13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title>Alzaos puertas eternas, coronad al Rey de Gloria,</dc:title>
    <meta:initial-creator>Nombre de usuario</meta:initial-creator>
    <meta:creation-date>2011-06-22T03:02:11</meta:creation-date>
    <dc:creator>Victor</dc:creator>
    <dc:date>2015-04-03T21:56:17</dc:date>
    <meta:editing-cycles>51</meta:editing-cycles>
    <meta:editing-duration>PT16H18M</meta:editing-duration>
    <meta:document-statistic meta:object-count="56"/>
    <meta:generator>LibreOffice/6.4.1.2$Linux_x86 LibreOffice_project/40$Build-2</meta:generator>
    <meta:user-defined meta:name="AppVersion">14.0000</meta:user-defined>
    <meta:user-defined meta:name="Company">Nombre de la organizaci?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